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italic" style:font-style-asian="italic" style:font-style-complex="italic"/>
    </style:style>
    <style:style style:name="P5"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6" style:family="paragraph" style:parent-style-name="Standard">
      <style:paragraph-properties fo:text-align="justify" style:justify-single-word="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style:writing-mode="lr-tb" fo:margin-left="0in" fo:margin-right="0in" style:editable="false">
        <style:columns fo:column-count="3">
          <style:column style:rel-width="3324*" fo:start-indent="0in" fo:end-indent="0in"/>
          <style:column style:rel-width="3324*" fo:start-indent="0in" fo:end-indent="0in"/>
          <style:column style:rel-width="3324*" fo:start-indent="0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rey Gentry</text:p>
      <text:p text:style-name="P1">3605 Greenbush St #3</text:p>
      <text:p text:style-name="P1">Lafayette IN, 47905</text:p>
      <text:p text:style-name="P1">(313)605-5520 ~ gentryc785@gmail.com</text:p>
      <text:p text:style-name="P1"/>
      <text:p text:style-name="P2">Objective</text:p>
      <text:p text:style-name="P3">To establish a career as a Medical Assistant in an environment where teammates are passionate about providing quality care, growing continuously and working in an energetic manner.</text:p>
      <text:p text:style-name="P3"/>
      <text:p text:style-name="P2">Education</text:p>
      <text:p text:style-name="P3"><text:span text:style-name="Default_20_Paragraph_20_Font"><text:span text:style-name="T1">Everest Institute, </text:span></text:span>Southfield, MI</text:p>
      <text:p text:style-name="P3">Medical Assisting Program, Graduated: June, 2011</text:p>
      <text:p text:style-name="P4">Dean's List</text:p>
      <text:p text:style-name="P2"/>
      <text:p text:style-name="P2">Clinical</text:p>
      <text:section text:style-name="Sect1" text:name="Sect1">
        <text:p text:style-name="P3">CPR Certified</text:p>
        <text:p text:style-name="P3">Electrocardiogram</text:p>
        <text:p text:style-name="P3">Phlebotomy</text:p>
        <text:p text:style-name="P3">Med Injections &amp; Vaccinations</text:p>
        <text:p text:style-name="P3">Vitals/BP</text:p>
        <text:p text:style-name="P3">Throat Culture</text:p>
        <text:p text:style-name="P3">Random Glucose Tests</text:p>
        <text:p text:style-name="P3">Urinalysis</text:p>
        <text:p text:style-name="P3">Hemoglobin A1C</text:p>
        <text:p text:style-name="P3">Urine HCG</text:p>
        <text:p text:style-name="P3">PT/INR Checks</text:p>
        <text:p text:style-name="P3">Spirometry</text:p>
        <text:p text:style-name="P3">Peak Flow</text:p>
        <text:p text:style-name="P3">Bandaging</text:p>
        <text:p text:style-name="P3">Sterile Technique</text:p>
        <text:p text:style-name="P3">Tray Setup</text:p>
        <text:p text:style-name="P3">Holter Monitor set up</text:p>
        <text:p text:style-name="P3">Patient Relations</text:p>
        <text:p text:style-name="P3">Appointment</text:p>
        <text:p text:style-name="P3">Scheduling/Routing</text:p>
        <text:p text:style-name="P3">Bank Reconciliation</text:p>
        <text:p text:style-name="P3">Microsoft Word</text:p>
        <text:p text:style-name="P3">Filing</text:p>
        <text:p text:style-name="P3">Typing 50wpm</text:p>
        <text:p text:style-name="P3">Telephone Communications</text:p>
        <text:p text:style-name="P3">Basic Insurance</text:p>
        <text:p text:style-name="P3">Coding</text:p>
        <text:p text:style-name="P3">Medi-Soft</text:p>
        <text:p text:style-name="P3">EHR- Epic/Allscripts/Cerner</text:p>
        <text:p text:style-name="P3">HoyerLift</text:p>
      </text:section>
      <text:section text:style-name="Sect2" text:name="Sect2">
        <text:p text:style-name="Standard"/>
      </text:section>
      <text:section text:style-name="Sect2" text:name="Sect3">
        <text:p text:style-name="P3"><text:span text:style-name="Default_20_Paragraph_20_Font"><text:span text:style-name="T3">Work History:</text:span></text:span></text:p>
        <text:p text:style-name="P3"><text:span text:style-name="Default_20_Paragraph_20_Font"><text:span text:style-name="T3">IU Health Arnett- Greenbush Lab<text:tab/><text:tab/></text:span></text:span><text:span text:style-name="Default_20_Paragraph_20_Font"><text:span text:style-name="T4">Lafayette, IN<text:tab/><text:tab/><text:tab/><text:tab/>07/2021- Current</text:span></text:span></text:p>
        <text:p text:style-name="P3"><text:span text:style-name="Default_20_Paragraph_20_Font"><text:span text:style-name="T4">Duties include maintaining laboratory equipment. Preforming venipuncture on patients of all ages and processing specimen. <text:s/>Cultural Ambassador duties include motivating team members and celebrating our values while living them daily.</text:span></text:span></text:p>
        <text:p text:style-name="P3"><text:span text:style-name="Default_20_Paragraph_20_Font"><text:span text:style-name="T3"/></text:span></text:p>
        <text:p text:style-name="P3"><text:span text:style-name="Default_20_Paragraph_20_Font"><text:span text:style-name="T3">IU Health Arnett- Internal Medicine<text:tab/></text:span></text:span>Lafayette, IN<text:tab/><text:tab/><text:tab/><text:tab/>10/2019- 7/2021</text:p>
        <text:p text:style-name="P3">Clinical duties include complete vitals, medication/vaccine injections, peak flow, sterile technique, throat cultures, procedure tray set-up, removing sutures, bandaging wounds and patient education. Clerical duties include maintaining provider schedules, calling patients with results or responses to calls/consumer messages, maintaining and updating patient EHR’s, faxing/scanning documents and supporting team members/providers however needed. Cultural Ambassador duties include motivating team members and celebrating our values while living them daily.</text:p>
        <text:p text:style-name="P2"/>
        <text:p text:style-name="P3"><text:span text:style-name="Default_20_Paragraph_20_Font"><text:span text:style-name="T3">IU Health Arnett- Family </text:span></text:span><text:span text:style-name="Default_20_Paragraph_20_Font"><text:span text:style-name="T3">Medicine</text:span></text:span><text:span text:style-name="Default_20_Paragraph_20_Font"><text:span text:style-name="T3"><text:tab/></text:span></text:span>Lafayette, IN<text:tab/><text:tab/><text:tab/><text:tab/>7/2018-10/2019</text:p>
        <text:p text:style-name="P3">Clinical duties include complete vitals, medication/vaccine injections, sterile technique, throat cultures, procedure tray set-up, removing sutures, bandaging wounds and patient education. Clerical duties include maintaining provider schedules, calling patients with results or responses to calls/consumer messages, maintaining and updating patient EHR’s, faxing/scanning document and supporting team members/providers however needed. Cultural Ambassador duties include motivating team members and celebrating our values while living them daily.</text:p>
        <text:p text:style-name="P2"/>
        <text:p text:style-name="P3"><text:span text:style-name="Default_20_Paragraph_20_Font"><text:span text:style-name="T3">Pickerill, Adler, Reed and Williams Family Medicine <text:s text:c="3"/></text:span></text:span>Lafayette, IN<text:tab/><text:tab/>9/2016-2/2018</text:p>
        <text:p text:style-name="P3"><text:soft-page-break/><text:span text:style-name="Default_20_Paragraph_20_Font"><text:span text:style-name="T2">Medical Receptionist/Clinical floa</text:span></text:span><text:span text:style-name="Default_20_Paragraph_20_Font"><text:span text:style-name="T2">t</text:span></text:span></text:p>
        <text:p text:style-name="P3">Front desk duties including setting up appointments using Allscripts, answering phones, checking insurances, billing/coding and accessing Epic and Cerner EHRs for hospital records <text:s text:c="2"/>Clinical duties include taking vitals, urinalysis, urine hcg, spirometry, performing EKGs, giving injections/vaccinations and updating patient history.</text:p>
        <text:p text:style-name="P3"/>
        <text:p text:style-name="P2"/>
        <text:p text:style-name="P3"><text:span text:style-name="Default_20_Paragraph_20_Font"><text:span text:style-name="T3">Lafayette Regional Rehabilitation Hospital </text:span></text:span><text:s text:c="2"/>Lafayette, IN<text:tab/><text:tab/><text:tab/>07/2015 – 9/2016</text:p>
        <text:p text:style-name="P3"><text:span text:style-name="Default_20_Paragraph_20_Font"><text:span text:style-name="T2">Patient Care Technician</text:span></text:span></text:p>
        <text:p text:style-name="P3">Clinical duties include complete vitals, glucose testing, preforming catheter care, oral care, aiding nursing with I&amp;O catheterization, peg tube feeding, and IV set-up. Other duties include assisting patients in daily activities such as dressing, grooming, toileting and charting all activities. I am also FIM trained.</text:p>
        <text:p text:style-name="P3"/>
        <text:p text:style-name="P3"><text:span text:style-name="Default_20_Paragraph_20_Font"><text:span text:style-name="T3">McLar</text:span></text:span><text:span text:style-name="Default_20_Paragraph_20_Font"><text:span text:style-name="T3">en Family and Internal Medicine <text:s text:c="2"/></text:span></text:span>Roseville, Mi<text:tab/><text:tab/><text:tab/><text:tab/>05/2014-6/2015</text:p>
        <text:p text:style-name="P4">Clinical Medical Assistant</text:p>
        <text:p text:style-name="P3">Clinical duties include preforming electrocardiograms, phlebotomy, injections/vaccinations, complete vitals, sterile technique, urinalysis, urine hcg tests, spirometry, peak flow measurements, procedure tray setup, throat cultures, glucose testing, hemoglobin a1c's, PT/INR checks, charting in EHR answering phones, checking insurances, billing and coding, working on incentives for office and filing.</text:p>
        <text:p text:style-name="P3"/>
        <text:p text:style-name="P3"><text:span text:style-name="Default_20_Paragraph_20_Font"><text:span text:style-name="T3">Troy Cardiology</text:span></text:span><text:span text:style-name="Default_20_Paragraph_20_Font"><text:span text:style-name="T3"> PC</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text:tab/></text:span></text:span>Troy, MI.<text:tab/><text:tab/><text:tab/><text:tab/>06/2012 – 05/2014</text:p>
        <text:p text:style-name="P4">Front Desk Manager and Clinical Medical Assistant</text:p>
        <text:p text:style-name="P3">All front desk duties including setting up appointments, answering phones, checking insurances, billing and coding, working on incentives for office and filing. Clinical duties include taking vitals, performing EKGs and updating patient history. Also, EMR trained.</text:p>
        <text:p text:style-name="P3"/>
        <text:p text:style-name="P3"><text:span text:style-name="Default_20_Paragraph_20_Font"><text:span text:style-name="T3">Com For Care</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text:tab/></text:span></text:span>New Baltimore, MI<text:tab/><text:tab/><text:tab/>12/2013- 05/2014</text:p>
        <text:p text:style-name="P4">Home Health Aid</text:p>
        <text:p text:style-name="P3">Assist patients in regaining their basic ADL. Develop good relationships with patients. Help with daily activates such as housekeeping, running errands and assisting with physical maintenance. <text:s/></text:p>
        <text:p text:style-name="P3"/>
        <text:p text:style-name="P3"><text:span text:style-name="Default_20_Paragraph_20_Font"><text:span text:style-name="T3">Advanced Home Care</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text:tab/></text:span></text:span>Troy, MI.<text:tab/><text:tab/><text:tab/><text:tab/>11/2011 – 06/2012</text:p>
        <text:p text:style-name="P4">Home Health Aid</text:p>
        <text:p text:style-name="P3">Assist patients in regaining their basic ADL. Develop good relationships with patients, take patient vitals, injections and perform urinalysis when request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meta:initial-creator>Corey Gentry</meta:initial-creator>
    <meta:creation-date>2021-05-26T14:58:00Z</meta:creation-date>
    <dc:date>2021-11-20T08:59:20.03</dc:date>
    <meta:editing-cycles>3</meta:editing-cycles>
    <meta:editing-duration>PT11M3S</meta:editing-duration>
    <meta:document-statistic meta:table-count="0" meta:image-count="0" meta:object-count="0" meta:page-count="2" meta:paragraph-count="66" meta:word-count="583" meta:character-count="4569"/>
    <meta:template xlink:type="simple" xlink:actuate="onRequest" xlink:title="" xlink:href="Normal"/>
  </office:meta>
</office:document-meta>
</file>